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b9ddd" officeooo:paragraph-rsid="001b9ddd" style:font-size-asian="15.75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pyth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7T13:22:52.272957863</meta:creation-date>
    <dc:date>2020-10-17T13:23:37.171490848</dc:date>
    <meta:editing-duration>PT46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  <meta:generator>LibreOffice/6.0.7.3$Linux_X86_64 LibreOffice_project/00m0$Build-3</meta:generator>
  </office:meta>
</office:document-meta>
</file>